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64EncodeStream.Base64EncodeStream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64EncodeStream.encodeAtom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Base64EncodeStream.Base64EncodeStream( OutputStream out , boolean closeOutOnCl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64EncodeStream.encodeFromArray( byte [ ] data , int offset , int le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3">
            <text:p text:style-name="Table_20_Contents">33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Base64EncodeStream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e64EncodeStream.write( int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64EncodeStream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64EncodeStream.write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64EncodeStream.write( byte [ ] data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